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3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4" style:parent-style-name="Fuentedepárrafopredeter." style:family="text">
      <style:text-properties style:font-name="Arial" style:font-name-complex="Arial" fo:language="es" fo:country="UY"/>
    </style:style>
    <style:style style:name="T5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6" style:parent-style-name="Fuentedepárrafopredeter." style:family="text">
      <style:text-properties style:font-name="Arial" style:font-name-complex="Arial" fo:language="es" fo:country="UY"/>
    </style:style>
    <style:style style:name="T7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8" style:parent-style-name="Fuentedepárrafopredeter." style:family="text">
      <style:text-properties style:font-name="Arial" style:font-name-complex="Arial" fo:language="es" fo:country="UY"/>
    </style:style>
    <style:style style:name="T9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10" style:parent-style-name="Fuentedepárrafopredeter." style:family="text">
      <style:text-properties style:font-name="Arial" style:font-name-complex="Arial" fo:language="es" fo:country="UY"/>
    </style:style>
    <style:style style:name="T11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 fo:font-weight="bold" style:font-weight-asian="bold" fo:language="es" fo:country="UY"/>
    </style:style>
    <style:style style:name="T14" style:parent-style-name="Fuentedepárrafopredeter." style:family="text">
      <style:text-properties style:font-name="Arial" style:font-name-complex="Arial" fo:language="es" fo:country="UY"/>
    </style:style>
    <style:style style:name="P15" style:parent-style-name="Textbody" style:family="paragraph">
      <style:text-properties style:font-name="Arial" style:font-name-complex="Arial" fo:font-weight="bold" style:font-weight-asian="bold" fo:language="es" fo:country="UY"/>
    </style:style>
    <style:style style:name="P16" style:parent-style-name="Textbody" style:list-style-name="LFO1" style:family="paragraph"/>
    <style:style style:name="T17" style:parent-style-name="Fuentedepárrafopredeter." style:family="text">
      <style:text-properties style:font-name="Arial" style:font-name-complex="Arial" fo:language="es" fo:country="UY"/>
    </style:style>
    <style:style style:name="T18" style:parent-style-name="Fuentedepárrafopredeter." style:family="text">
      <style:text-properties style:font-name="Arial" style:font-name-complex="Arial" fo:language="es" fo:country="UY"/>
    </style:style>
    <style:style style:name="P19" style:parent-style-name="Textbody" style:list-style-name="LFO1" style:family="paragraph"/>
    <style:style style:name="T20" style:parent-style-name="Fuentedepárrafopredeter." style:family="text">
      <style:text-properties style:font-name="Arial" style:font-name-complex="Arial" fo:language="es" fo:country="UY"/>
    </style:style>
    <style:style style:name="T21" style:parent-style-name="Fuentedepárrafopredeter." style:family="text">
      <style:text-properties style:font-name="Arial" style:font-name-complex="Arial" fo:language="es" fo:country="UY"/>
    </style:style>
    <style:style style:name="P22" style:parent-style-name="Textbody" style:list-style-name="LFO1" style:family="paragraph"/>
    <style:style style:name="T23" style:parent-style-name="Fuentedepárrafopredeter." style:family="text">
      <style:text-properties style:font-name="Arial" style:font-name-complex="Arial" fo:language="es" fo:country="UY"/>
    </style:style>
    <style:style style:name="P24" style:parent-style-name="Textbody" style:list-style-name="LFO1" style:family="paragraph"/>
    <style:style style:name="T25" style:parent-style-name="Fuentedepárrafopredeter." style:family="text">
      <style:text-properties style:font-name="Arial" style:font-name-complex="Arial" fo:language="es" fo:country="UY"/>
    </style:style>
    <style:style style:name="T26" style:parent-style-name="Fuentedepárrafopredeter." style:family="text">
      <style:text-properties style:font-name="Arial" style:font-name-complex="Arial" fo:language="es" fo:country="UY"/>
    </style:style>
    <style:style style:name="P27" style:parent-style-name="Textbody" style:list-style-name="LFO1" style:family="paragraph"/>
    <style:style style:name="T28" style:parent-style-name="Fuentedepárrafopredeter." style:family="text">
      <style:text-properties style:font-name="Arial" style:font-name-complex="Arial" fo:language="es" fo:country="UY"/>
    </style:style>
    <style:style style:name="P29" style:parent-style-name="Textbody" style:list-style-name="LFO1" style:family="paragraph"/>
    <style:style style:name="T30" style:parent-style-name="Fuentedepárrafopredeter." style:family="text">
      <style:text-properties style:font-name="Arial" style:font-name-complex="Arial" fo:language="es" fo:country="UY"/>
    </style:style>
    <style:style style:name="T31" style:parent-style-name="Fuentedepárrafopredeter." style:family="text">
      <style:text-properties style:font-name="Arial" style:font-name-complex="Arial" fo:language="es" fo:country="UY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T38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Acta de segunda reunión</text:span></text:p>
      <text:p text:style-name="Textbody"><text:span text:style-name="T3">Proyecto:<text:s/></text:span><text:span text:style-name="T4">I.S.U.</text:span></text:p>
      <text:p text:style-name="Textbody"><text:span text:style-name="T5">Coordinador del proyecto:<text:s/></text:span><text:span text:style-name="T6">Camila Galván</text:span></text:p>
      <text:p text:style-name="Textbody"><text:span text:style-name="T7">Sub-coordinador del proyecto:<text:s/></text:span><text:span text:style-name="T8">Giuliana Esquibel</text:span></text:p>
      <text:p text:style-name="Textbody"><text:span text:style-name="T9">Integrantes del proyecto:<text:s/></text:span><text:span text:style-name="T10">Ian Cerpa y Sebastián Estévez</text:span></text:p>
      <text:p text:style-name="Textbody"><text:span text:style-name="T11">Fecha y hora de reunión:</text:span><text:span text:style-name="T12"><text:s/>3 de Agosto2016, 21:58</text:span></text:p>
      <text:p text:style-name="Textbody"><text:span text:style-name="T13">Lugar o medio de reunión:<text:s/></text:span><text:span text:style-name="T14">Vía WhatsApp</text:span></text:p>
      <text:p text:style-name="P15">Temas tratados:</text:p>
      <text:list text:style-name="LFO1" text:continue-numbering="true">
        <text:list-item>
          <text:p text:style-name="P16"><text:span text:style-name="T17">EL integrante Ian cerpa a las 21:58 p.m del día 3/08 aviso que no podría subir avances de la carpeta Formación Empresarial. (Viernes 29/07 dijo que para</text:span><text:span text:style-name="T18"><text:s/>este miércoles subiría información de dicha carpeta).</text:span></text:p>
        </text:list-item>
        <text:list-item>
          <text:p text:style-name="P19"><text:span text:style-name="T20">Dicho integrante planteo su desconformidad tras la regla de que cada viernes se recaudar por cada integrante $100 para los fondos de la empresa, esta regla se modificó el 29/07 ya que Ian el 22/07 come</text:span><text:span text:style-name="T21">nto que no le agradaba dicha regla ya que no tiene ingresos semanales para está.<text:s/></text:span></text:p>
        </text:list-item>
        <text:list-item>
          <text:p text:style-name="P22"><text:span text:style-name="T23">La coordinadora planteo que el viernes 5/08 se juntara el grupo para dialogar dicha desconformidad, para hablar de las sanciones y para plantear avances de carpetas.</text:span></text:p>
        </text:list-item>
        <text:list-item>
          <text:p text:style-name="P24"><text:span text:style-name="T25">Tras la<text:s/></text:span><text:span text:style-name="T26">ausencia de un profesor el viernes Camila planteo juntarse a las 11:05 a.m en su hogar, y en el caso de que no haya clases se juntaran en el mismo lugar a las 10:10 a.m.</text:span></text:p>
        </text:list-item>
        <text:list-item>
          <text:p text:style-name="P27"><text:span text:style-name="T28">Se le pidió a Ian que traiga avances de su carpeta para dicho viernes.</text:span></text:p>
        </text:list-item>
        <text:list-item>
          <text:p text:style-name="P29"><text:span text:style-name="T30">La coordinadora</text:span><text:span text:style-name="T31"><text:s/>agrego una regla nueva por inconveniente con Ian Cerpa, nadie se opuso. (Se dialogara la regla el viernes)</text:span></text:p>
        </text:list-item>
      </text:list>
      <text:p text:style-name="P32"/>
      <text:p text:style-name="P33"/>
      <text:p text:style-name="P34">Integrantes:</text:p>
      <text:p text:style-name="P35"><text:tab/>Camila Galván</text:p>
      <text:p text:style-name="P36"><text:tab/>Giuliana Esquibel</text:p>
      <text:p text:style-name="P37"><text:tab/>Sebastián Estévez</text:p>
      <text:p text:style-name="Standard"><text:span text:style-name="T38"><text:tab/>Ian Cerp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8-04T02:03:00Z</meta:creation-date>
    <dc:date>2016-08-04T02:05:00Z</dc:date>
    <meta:template xlink:href="Normal.dotm" xlink:type="simple"/>
    <meta:editing-cycles>4</meta:editing-cycles>
    <meta:editing-duration>PT120S</meta:editing-duration>
    <meta:document-statistic meta:page-count="1" meta:paragraph-count="2" meta:word-count="214" meta:character-count="1393" meta:row-count="9" meta:non-whitespace-character-count="1181"/>
  </office:meta>
</office:document-meta>
</file>